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41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mm"/>
    </style:style>
    <style:style style:name="ce29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ackground-color="transparent"/>
      <style:map style:condition="cell-content()&lt;=0.5" style:apply-style-name="Very_20_Bad" style:base-cell-address="Foglio1.O3"/>
      <style:map style:condition="cell-content-is-between(0.5,0.7)" style:apply-style-name="Benino" style:base-cell-address="Foglio1.O3"/>
      <style:map style:condition="cell-content-is-between(0.7000000001,0.85)" style:apply-style-name="Pretty_20_Good" style:base-cell-address="Foglio1.O3"/>
      <style:map style:condition="cell-content-is-between(0.85,1)" style:apply-style-name="Excellent" style:base-cell-address="Foglio1.O3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ce23"/>
        <table:table-row table:style-name="ro1">
          <table:table-cell table:style-name="ce20" office:value-type="string" calcext:value-type="string">
            <text:p>PIR</text:p>
          </table:table-cell>
          <table:table-cell table:style-name="ce20" office:value-type="string" calcext:value-type="string">
            <text:p>21-09-2018</text:p>
          </table:table-cell>
          <table:table-cell table:style-name="ce20" office:value-type="string" calcext:value-type="string">
            <text:p>ANTlab</text:p>
          </table:table-cell>
          <table:table-cell table:style-name="ce20" table:number-columns-repeated="9"/>
          <table:table-cell table:number-columns-repeated="1012"/>
        </table:table-row>
        <table:table-row table:style-name="ro1"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REAL IN</text:p>
          </table:table-cell>
          <table:table-cell table:style-name="ce20" office:value-type="string" calcext:value-type="string">
            <text:p>IN </text:p>
          </table:table-cell>
          <table:table-cell table:style-name="ce20" office:value-type="string" calcext:value-type="string">
            <text:p>REAL OUT</text:p>
          </table:table-cell>
          <table:table-cell table:style-name="ce20" office:value-type="string" calcext:value-type="string">
            <text:p>OUT</text:p>
          </table:table-cell>
          <table:table-cell table:style-name="ce1" office:value-type="string" calcext:value-type="string">
            <text:p>RMSE in</text:p>
          </table:table-cell>
          <table:table-cell table:style-name="ce1" office:value-type="string" calcext:value-type="string">
            <text:p>RMSE out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20" office:value-type="string" calcext:value-type="string">
            <text:p>ACC. IN </text:p>
          </table:table-cell>
          <table:table-cell table:style-name="ce20" office:value-type="string" calcext:value-type="string">
            <text:p>ACC. OUT</text:p>
          </table:table-cell>
          <table:table-cell table:style-name="ce20" office:value-type="string" calcext:value-type="string">
            <text:p>span</text:p>
          </table:table-cell>
          <table:table-cell table:style-name="ce20" office:value-type="string" calcext:value-type="string">
            <text:p>delta</text:p>
          </table:table-cell>
          <table:table-cell/>
          <table:table-cell table:style-name="ce20" office:value-type="string" calcext:value-type="string">
            <text:p>% media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09H55M00S" calcext:value-type="time">
            <text:p>09:55:00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6" table:formula="of:=SQRT(([.B3]-[.C3])^2/[.B3])" office:value-type="float" office:value="0" calcext:value-type="float">
            <text:p>0,00</text:p>
          </table:table-cell>
          <table:table-cell table:style-name="ce26" table:formula="of:=SQRT(([.D3]-[.E3])^2/[.D3])" office:value-type="float" office:value="0" calcext:value-type="float">
            <text:p>0,00</text:p>
          </table:table-cell>
          <table:table-cell table:style-name="ce26" table:formula="of:=SQRT(([.B3]-[.C3])^2/[.B3]+([.D3]-[.E3])^2/[.D3])" office:value-type="float" office:value="0" calcext:value-type="float">
            <text:p>0,00</text:p>
          </table:table-cell>
          <table:table-cell table:style-name="Default" table:formula="of:=[.B3]-[.C3]+([.D3]-[.E3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3:.K3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0H00M00S" calcext:value-type="time">
            <text:p>10:00: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6" table:formula="of:=SQRT(([.B4]-[.C4])^2/[.B4])" office:value-type="float" office:value="0.577350269189626" calcext:value-type="float">
            <text:p>0,58</text:p>
          </table:table-cell>
          <table:table-cell table:style-name="ce26" table:formula="of:=SQRT(([.D4]-[.E4])^2/[.D4])" office:value-type="float" office:value="0" calcext:value-type="float">
            <text:p>0,00</text:p>
          </table:table-cell>
          <table:table-cell table:style-name="ce26" table:formula="of:=SQRT(([.B4]-[.C4])^2/[.B4]+([.D4]-[.E4])^2/[.D4])" office:value-type="float" office:value="0.577350269189626" calcext:value-type="float">
            <text:p>0,58</text:p>
          </table:table-cell>
          <table:table-cell table:style-name="Default" table:formula="of:=[.B4]-[.C4]+([.D4]-[.E4])" office:value-type="float" office:value="1" calcext:value-type="float">
            <text:p>1</text:p>
          </table:table-cell>
          <table:table-cell table:style-name="ce28" office:value-type="percentage" office:value="0.6667" calcext:value-type="percentage">
            <text:p>66,67%</text:p>
          </table:table-cell>
          <table:table-cell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4:.K4])" office:value-type="percentage" office:value="0.83335" calcext:value-type="percentage">
            <text:p>83,34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0H05M00S" calcext:value-type="time">
            <text:p>10:05: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table:formula="of:=SQRT(([.D5]-[.E5])^2/[.D5])" office:value-type="float" office:value="0" calcext:value-type="float">
            <text:p>0,00</text:p>
          </table:table-cell>
          <table:table-cell table:style-name="ce26" office:value-type="float" office:value="0" calcext:value-type="float">
            <text:p>0,00</text:p>
          </table:table-cell>
          <table:table-cell table:style-name="Default" table:formula="of:=[.B5]-[.C5]+([.D5]-[.E5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5:.K5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0H10M00S" calcext:value-type="time">
            <text:p>10:10:0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6" table:formula="of:=SQRT(([.B6]-[.C6])^2/[.B6])" office:value-type="float" office:value="0" calcext:value-type="float">
            <text:p>0,0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Default" table:formula="of:=[.B6]-[.C6]+([.D6]-[.E6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6:.K6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0H15M00S" calcext:value-type="time">
            <text:p>10:15:0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6" table:formula="of:=SQRT(([.B7]-[.C7])^2/[.B7])" office:value-type="float" office:value="0" calcext:value-type="float">
            <text:p>0,0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Default" table:formula="of:=[.B7]-[.C7]+([.D7]-[.E7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7:.K7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0H20M00S" calcext:value-type="time">
            <text:p>10:20: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6" table:formula="of:=SQRT(([.B8]-[.C8])^2/[.B8])" office:value-type="float" office:value="1" calcext:value-type="float">
            <text:p>1,00</text:p>
          </table:table-cell>
          <table:table-cell table:style-name="ce26" table:formula="of:=SQRT(([.D8]-[.E8])^2/[.D8])" office:value-type="float" office:value="0" calcext:value-type="float">
            <text:p>0,00</text:p>
          </table:table-cell>
          <table:table-cell table:style-name="ce26" table:formula="of:=SQRT(([.B8]-[.C8])^2/[.B8]+([.D8]-[.E8])^2/[.D8])" office:value-type="float" office:value="1" calcext:value-type="float">
            <text:p>1,00</text:p>
          </table:table-cell>
          <table:table-cell table:style-name="Default" table:formula="of:=[.B8]-[.C8]+([.D8]-[.E8])" office:value-type="float" office:value="1" calcext:value-type="float">
            <text:p>1</text:p>
          </table:table-cell>
          <table:table-cell table:style-name="ce28" office:value-type="percentage" office:value="0" calcext:value-type="percentage">
            <text:p>0,00%</text:p>
          </table:table-cell>
          <table:table-cell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8:.K8])" office:value-type="percentage" office:value="0.5" calcext:value-type="percentage">
            <text:p>5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0H25M00S" calcext:value-type="time">
            <text:p>10:25:00</text:p>
          </table:table-cell>
          <table:table-cell table:number-columns-repeated="4" table:style-name="ce24" office:value-type="float" office:value="3" calcext:value-type="float">
            <text:p>3</text:p>
          </table:table-cell>
          <table:table-cell table:style-name="ce26" table:formula="of:=SQRT(([.B9]-[.C9])^2/[.B9])" office:value-type="float" office:value="0" calcext:value-type="float">
            <text:p>0,00</text:p>
          </table:table-cell>
          <table:table-cell table:style-name="ce26" table:formula="of:=SQRT(([.D9]-[.E9])^2/[.D9])" office:value-type="float" office:value="0" calcext:value-type="float">
            <text:p>0,00</text:p>
          </table:table-cell>
          <table:table-cell table:style-name="ce26" table:formula="of:=SQRT(([.B9]-[.C9])^2/[.B9]+([.D9]-[.E9])^2/[.D9])" office:value-type="float" office:value="0" calcext:value-type="float">
            <text:p>0,00</text:p>
          </table:table-cell>
          <table:table-cell table:style-name="Default" table:formula="of:=[.B9]-[.C9]+([.D9]-[.E9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9:.K9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0H30M00S" calcext:value-type="time">
            <text:p>10:30: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table:formula="of:=SQRT(([.D10]-[.E10])^2/[.D10])" office:value-type="float" office:value="0" calcext:value-type="float">
            <text:p>0,00</text:p>
          </table:table-cell>
          <table:table-cell table:style-name="ce26" office:value-type="float" office:value="0" calcext:value-type="float">
            <text:p>0,00</text:p>
          </table:table-cell>
          <table:table-cell table:style-name="Default" table:formula="of:=[.B10]-[.C10]+([.D10]-[.E10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10:.K10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0H35M00S" calcext:value-type="time">
            <text:p>10:35:0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6" table:formula="of:=SQRT(([.B11]-[.C11])^2/[.B11])" office:value-type="float" office:value="1" calcext:value-type="float">
            <text:p>1,00</text:p>
          </table:table-cell>
          <table:table-cell table:style-name="ce26" table:formula="of:=SQRT(([.D11]-[.E11])^2/[.D11])" office:value-type="float" office:value="0.707106781186548" calcext:value-type="float">
            <text:p>0,71</text:p>
          </table:table-cell>
          <table:table-cell table:style-name="ce26" table:formula="of:=SQRT(([.B11]-[.C11])^2/[.B11]+([.D11]-[.E11])^2/[.D11])" office:value-type="float" office:value="1.22474487139159" calcext:value-type="float">
            <text:p>1,22</text:p>
          </table:table-cell>
          <table:table-cell table:style-name="Default" table:formula="of:=[.B11]-[.C11]+([.D11]-[.E11])" office:value-type="float" office:value="0" calcext:value-type="float">
            <text:p>0</text:p>
          </table:table-cell>
          <table:table-cell table:number-columns-repeated="2" table:style-name="ce28" office:value-type="percentage" office:value="0.5" calcext:value-type="percentage">
            <text:p>5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11:.K11])" office:value-type="percentage" office:value="0.5" calcext:value-type="percentage">
            <text:p>5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0H40M00S" calcext:value-type="time">
            <text:p>10:40:0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6" table:formula="of:=SQRT(([.B12]-[.C12])^2/[.B12])" office:value-type="float" office:value="0" calcext:value-type="float">
            <text:p>0,00</text:p>
          </table:table-cell>
          <table:table-cell table:style-name="ce26" table:formula="of:=SQRT(([.D12]-[.E12])^2/[.D12])" office:value-type="float" office:value="0.447213595499958" calcext:value-type="float">
            <text:p>0,45</text:p>
          </table:table-cell>
          <table:table-cell table:style-name="ce26" table:formula="of:=SQRT(([.B12]-[.C12])^2/[.B12]+([.D12]-[.E12])^2/[.D12])" office:value-type="float" office:value="0.447213595499958" calcext:value-type="float">
            <text:p>0,45</text:p>
          </table:table-cell>
          <table:table-cell table:style-name="Default" table:formula="of:=[.B12]-[.C12]+([.D12]-[.E12])" office:value-type="float" office:value="1" calcext:value-type="float">
            <text:p>1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28" office:value-type="percentage" office:value="0.8" calcext:value-type="percentage">
            <text:p>8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12:.K12])" office:value-type="percentage" office:value="0.9" calcext:value-type="percentage">
            <text:p>9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0H45M00S" calcext:value-type="time">
            <text:p>10:45:0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6" table:formula="of:=SQRT(([.B13]-[.C13])^2/[.B13])" office:value-type="float" office:value="0.894427190999916" calcext:value-type="float">
            <text:p>0,89</text:p>
          </table:table-cell>
          <table:table-cell table:style-name="ce26" table:formula="of:=SQRT(([.D13]-[.E13])^2/[.D13])" office:value-type="float" office:value="0.5" calcext:value-type="float">
            <text:p>0,50</text:p>
          </table:table-cell>
          <table:table-cell table:style-name="ce26" table:formula="of:=SQRT(([.B13]-[.C13])^2/[.B13]+([.D13]-[.E13])^2/[.D13])" office:value-type="float" office:value="1.02469507659596" calcext:value-type="float">
            <text:p>1,02</text:p>
          </table:table-cell>
          <table:table-cell table:style-name="Default" table:formula="of:=[.B13]-[.C13]+([.D13]-[.E13])" office:value-type="float" office:value="3" calcext:value-type="float">
            <text:p>3</text:p>
          </table:table-cell>
          <table:table-cell table:style-name="ce28" office:value-type="percentage" office:value="0.6" calcext:value-type="percentage">
            <text:p>60,00%</text:p>
          </table:table-cell>
          <table:table-cell table:style-name="ce28" office:value-type="percentage" office:value="0.75" calcext:value-type="percentage">
            <text:p>75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13:.K13])" office:value-type="percentage" office:value="0.675" calcext:value-type="percentage">
            <text:p>67,5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0H50M00S" calcext:value-type="time">
            <text:p>10:50:0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Default" table:formula="of:=[.B14]-[.C14]+([.D14]-[.E14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14:.K14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0H55M00S" calcext:value-type="time">
            <text:p>10:55:0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6" table:formula="of:=SQRT(([.B15]-[.C15])^2/[.B15])" office:value-type="float" office:value="0" calcext:value-type="float">
            <text:p>0,00</text:p>
          </table:table-cell>
          <table:table-cell table:style-name="ce26" table:formula="of:=SQRT(([.D15]-[.E15])^2/[.D15])" office:value-type="float" office:value="0" calcext:value-type="float">
            <text:p>0,00</text:p>
          </table:table-cell>
          <table:table-cell table:style-name="ce26" table:formula="of:=SQRT(([.B15]-[.C15])^2/[.B15]+([.D15]-[.E15])^2/[.D15])" office:value-type="float" office:value="0" calcext:value-type="float">
            <text:p>0,00</text:p>
          </table:table-cell>
          <table:table-cell table:style-name="Default" table:formula="of:=[.B15]-[.C15]+([.D15]-[.E15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15:.K15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1H01M00S" calcext:value-type="time">
            <text:p>11:01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table:formula="of:=SQRT(([.D16]-[.E16])^2/[.D16])" office:value-type="float" office:value="0" calcext:value-type="float">
            <text:p>0,00</text:p>
          </table:table-cell>
          <table:table-cell table:style-name="ce26" office:value-type="float" office:value="1" calcext:value-type="float">
            <text:p>1,00</text:p>
          </table:table-cell>
          <table:table-cell table:style-name="Default" table:formula="of:=ABS([.B16]-[.C16]+([.D16]-[.E16]))" office:value-type="float" office:value="1" calcext:value-type="float">
            <text:p>1</text:p>
          </table:table-cell>
          <table:table-cell table:style-name="ce28" office:value-type="percentage" office:value="0" calcext:value-type="percentage">
            <text:p>0,00%</text:p>
          </table:table-cell>
          <table:table-cell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16:.K16])" office:value-type="percentage" office:value="0.5" calcext:value-type="percentage">
            <text:p>5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1H16M00S" calcext:value-type="time">
            <text:p>11:16:00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6" table:formula="of:=SQRT(([.B17]-[.C17])^2/[.B17])" office:value-type="float" office:value="0" calcext:value-type="float">
            <text:p>0,00</text:p>
          </table:table-cell>
          <table:table-cell table:style-name="ce26" table:formula="of:=SQRT(([.D17]-[.E17])^2/[.D17])" office:value-type="float" office:value="0" calcext:value-type="float">
            <text:p>0,00</text:p>
          </table:table-cell>
          <table:table-cell table:style-name="ce26" table:formula="of:=SQRT(([.B17]-[.C17])^2/[.B17]+([.D17]-[.E17])^2/[.D17])" office:value-type="float" office:value="0" calcext:value-type="float">
            <text:p>0,00</text:p>
          </table:table-cell>
          <table:table-cell table:style-name="Default" table:formula="of:=[.B17]-[.C17]+([.D17]-[.E17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LL</text:p>
          </table:table-cell>
          <table:table-cell/>
          <table:table-cell table:style-name="ce31" table:formula="of:=AVERAGE([.J17:.K17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1H21M00S" calcext:value-type="time">
            <text:p>11:21:0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6" table:formula="of:=SQRT(([.B18]-[.C18])^2/[.B18])" office:value-type="float" office:value="0.707106781186548" calcext:value-type="float">
            <text:p>0,71</text:p>
          </table:table-cell>
          <table:table-cell table:style-name="ce26" table:formula="of:=SQRT(([.D18]-[.E18])^2/[.D18])" office:value-type="float" office:value="0.5" calcext:value-type="float">
            <text:p>0,50</text:p>
          </table:table-cell>
          <table:table-cell table:style-name="ce26" table:formula="of:=SQRT(([.B18]-[.C18])^2/[.B18]+([.D18]-[.E18])^2/[.D18])" office:value-type="float" office:value="0.866025403784439" calcext:value-type="float">
            <text:p>0,87</text:p>
          </table:table-cell>
          <table:table-cell table:style-name="Default" table:formula="of:=[.B18]-[.C18]+([.D18]-[.E18])" office:value-type="float" office:value="2" calcext:value-type="float">
            <text:p>2</text:p>
          </table:table-cell>
          <table:table-cell table:style-name="ce28" office:value-type="percentage" office:value="0.5" calcext:value-type="percentage">
            <text:p>50,00%</text:p>
          </table:table-cell>
          <table:table-cell table:style-name="ce28" office:value-type="percentage" office:value="0.75" calcext:value-type="percentage">
            <text:p>75,00%</text:p>
          </table:table-cell>
          <table:table-cell table:style-name="ce24" office:value-type="string" calcext:value-type="string">
            <text:p>&gt;850</text:p>
          </table:table-cell>
          <table:table-cell table:style-name="ce24" office:value-type="string" calcext:value-type="string">
            <text:p>ALL</text:p>
          </table:table-cell>
          <table:table-cell/>
          <table:table-cell table:style-name="ce31" table:formula="of:=AVERAGE([.J18:.K18])" office:value-type="percentage" office:value="0.625" calcext:value-type="percentage">
            <text:p>62,5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1H26M00S" calcext:value-type="time">
            <text:p>11:26: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table:formula="of:=SQRT(([.D19]-[.E19])^2/[.D19])" office:value-type="float" office:value="0" calcext:value-type="float">
            <text:p>0,00</text:p>
          </table:table-cell>
          <table:table-cell table:style-name="ce26" office:value-type="float" office:value="0" calcext:value-type="float">
            <text:p>0,00</text:p>
          </table:table-cell>
          <table:table-cell table:style-name="Default" table:formula="of:=[.B19]-[.C19]+([.D19]-[.E19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19:.K19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1H31M00S" calcext:value-type="time">
            <text:p>11:31:0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6" table:formula="of:=SQRT(([.B20]-[.C20])^2/[.B20])" office:value-type="float" office:value="0.707106781186548" calcext:value-type="float">
            <text:p>0,71</text:p>
          </table:table-cell>
          <table:table-cell table:style-name="ce26" table:formula="of:=SQRT(([.D20]-[.E20])^2/[.D20])" office:value-type="float" office:value="0" calcext:value-type="float">
            <text:p>0,00</text:p>
          </table:table-cell>
          <table:table-cell table:style-name="ce26" table:formula="of:=SQRT(([.B20]-[.C20])^2/[.B20]+([.D20]-[.E20])^2/[.D20])" office:value-type="float" office:value="0.707106781186548" calcext:value-type="float">
            <text:p>0,71</text:p>
          </table:table-cell>
          <table:table-cell table:style-name="Default" table:formula="of:=[.B20]-[.C20]+([.D20]-[.E20])" office:value-type="float" office:value="1" calcext:value-type="float">
            <text:p>1</text:p>
          </table:table-cell>
          <table:table-cell table:style-name="ce28" office:value-type="percentage" office:value="0.5" calcext:value-type="percentage">
            <text:p>50,00%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LL</text:p>
          </table:table-cell>
          <table:table-cell/>
          <table:table-cell table:style-name="ce31" table:formula="of:=AVERAGE([.J20:.K20])" office:value-type="percentage" office:value="0.75" calcext:value-type="percentage">
            <text:p>75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1H36M00S" calcext:value-type="time">
            <text:p>11:36:0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Default" table:formula="of:=[.B21]-[.C21]+([.D21]-[.E21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21:.K21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1H41M00S" calcext:value-type="time">
            <text:p>11:41:0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Default" table:formula="of:=[.B22]-[.C22]+([.D22]-[.E22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22:.K22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1H46M00S" calcext:value-type="time">
            <text:p>11:4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6" table:formula="of:=SQRT(([.B23]-[.C23])^2/[.B23])" office:value-type="float" office:value="1" calcext:value-type="float">
            <text:p>1,00</text:p>
          </table:table-cell>
          <table:table-cell table:style-name="ce26" table:formula="of:=SQRT(([.D23]-[.E23])^2/[.D23])" office:value-type="float" office:value="0" calcext:value-type="float">
            <text:p>0,00</text:p>
          </table:table-cell>
          <table:table-cell table:style-name="ce26" table:formula="of:=SQRT(([.B23]-[.C23])^2/[.B23]+([.D23]-[.E23])^2/[.D23])" office:value-type="float" office:value="1" calcext:value-type="float">
            <text:p>1,00</text:p>
          </table:table-cell>
          <table:table-cell table:style-name="Default" table:formula="of:=[.B23]-[.C23]+([.D23]-[.E23])" office:value-type="float" office:value="1" calcext:value-type="float">
            <text:p>1</text:p>
          </table:table-cell>
          <table:table-cell table:style-name="ce29" office:value-type="percentage" office:value="0" calcext:value-type="percentage">
            <text:p>0,00%</text:p>
          </table:table-cell>
          <table:table-cell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23:.K23])" office:value-type="percentage" office:value="0.5" calcext:value-type="percentage">
            <text:p>5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1H51M00S" calcext:value-type="time">
            <text:p>11:51:0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6" table:formula="of:=SQRT(([.B24]-[.C24])^2/[.B24])" office:value-type="float" office:value="0" calcext:value-type="float">
            <text:p>0,00</text:p>
          </table:table-cell>
          <table:table-cell table:style-name="ce26" table:formula="of:=SQRT(([.D24]-[.E24])^2/[.D24])" office:value-type="float" office:value="0" calcext:value-type="float">
            <text:p>0,00</text:p>
          </table:table-cell>
          <table:table-cell table:style-name="ce26" table:formula="of:=SQRT(([.B24]-[.C24])^2/[.B24]+([.D24]-[.E24])^2/[.D24])" office:value-type="float" office:value="0" calcext:value-type="float">
            <text:p>0,00</text:p>
          </table:table-cell>
          <table:table-cell table:style-name="Default" table:formula="of:=[.B24]-[.C24]+([.D24]-[.E24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24:.K24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1H56M00S" calcext:value-type="time">
            <text:p>11:56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QRT(([.B25]-[.C25])^2/[.B25])" office:value-type="float" office:value="0.707106781186548" calcext:value-type="float">
            <text:p>0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0.71" calcext:value-type="float">
            <text:p>0,71</text:p>
          </table:table-cell>
          <table:table-cell table:style-name="Default" table:formula="of:=[.B25]-[.C25]+([.D25]-[.E25])" office:value-type="float" office:value="1" calcext:value-type="float">
            <text:p>1</text:p>
          </table:table-cell>
          <table:table-cell table:style-name="ce29" office:value-type="percentage" office:value="0.5" calcext:value-type="percentage">
            <text:p>50,00%</text:p>
          </table:table-cell>
          <table:table-cell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25:.K25])" office:value-type="percentage" office:value="0.75" calcext:value-type="percentage">
            <text:p>75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2H01M00S" calcext:value-type="time">
            <text:p>12:01: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QRT(([.B26]-[.C26])^2/[.B26])" office:value-type="float" office:value="0" calcext:value-type="float">
            <text:p>0,0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Default" table:formula="of:=[.B26]-[.C26]+([.D26]-[.E26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26:.K26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2H06M00S" calcext:value-type="time">
            <text:p>12:06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6" office:value-type="float" office:value="0" calcext:value-type="float">
            <text:p>0,00</text:p>
          </table:table-cell>
          <table:table-cell table:style-name="ce26" table:formula="of:=SQRT(([.D27]-[.E27])^2/[.D27])" office:value-type="float" office:value="0" calcext:value-type="float">
            <text:p>0,00</text:p>
          </table:table-cell>
          <table:table-cell table:style-name="ce26" office:value-type="float" office:value="0" calcext:value-type="float">
            <text:p>0,00</text:p>
          </table:table-cell>
          <table:table-cell table:style-name="Default" table:formula="of:=[.B27]-[.C27]+([.D27]-[.E27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27:.K27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2H11M00S" calcext:value-type="time">
            <text:p>12:11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Default" table:formula="of:=[.B28]-[.C28]+([.D28]-[.E28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28:.K28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2H16M00S" calcext:value-type="time">
            <text:p>12:16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Default" table:formula="of:=[.B29]-[.C29]+([.D29]-[.E29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29:.K29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2H21M00S" calcext:value-type="time">
            <text:p>12:21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table:formula="of:=SQRT(([.D30]-[.E30])^2/[.D30])" office:value-type="float" office:value="0" calcext:value-type="float">
            <text:p>0,00</text:p>
          </table:table-cell>
          <table:table-cell table:style-name="ce26" office:value-type="float" office:value="0" calcext:value-type="float">
            <text:p>0,00</text:p>
          </table:table-cell>
          <table:table-cell table:style-name="Default" table:formula="of:=[.B30]-[.C30]+([.D30]-[.E30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30:.K30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2H26M00S" calcext:value-type="time">
            <text:p>12:26:0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6" table:formula="of:=SQRT(([.B31]-[.C31])^2/[.B31])" office:value-type="float" office:value="0" calcext:value-type="float">
            <text:p>0,00</text:p>
          </table:table-cell>
          <table:table-cell table:style-name="ce26" table:formula="of:=SQRT(([.D31]-[.E31])^2/[.D31])" office:value-type="float" office:value="0" calcext:value-type="float">
            <text:p>0,00</text:p>
          </table:table-cell>
          <table:table-cell table:style-name="ce26" table:formula="of:=SQRT(([.B31]-[.C31])^2/[.B31]+([.D31]-[.E31])^2/[.D31])" office:value-type="float" office:value="0" calcext:value-type="float">
            <text:p>0,00</text:p>
          </table:table-cell>
          <table:table-cell table:style-name="Default" table:formula="of:=[.B31]-[.C31]+([.D31]-[.E31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31:.K31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2H31M00S" calcext:value-type="time">
            <text:p>12:31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Default" table:formula="of:=[.B32]-[.C32]+([.D32]-[.E32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32:.K32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2H36M00S" calcext:value-type="time">
            <text:p>12:36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Default" table:formula="of:=[.B33]-[.C33]+([.D33]-[.E33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33:.K33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2H41M00S" calcext:value-type="time">
            <text:p>12:41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Default" table:formula="of:=[.B34]-[.C34]+([.D34]-[.E34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34:.K34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2H46M00S" calcext:value-type="time">
            <text:p>12:46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table:formula="of:=SQRT(([.D35]-[.E35])^2/[.D35])" office:value-type="float" office:value="0.707106781186548" calcext:value-type="float">
            <text:p>0,71</text:p>
          </table:table-cell>
          <table:table-cell table:style-name="ce26" office:value-type="float" office:value="0.71" calcext:value-type="float">
            <text:p>0,71</text:p>
          </table:table-cell>
          <table:table-cell table:style-name="Default" table:formula="of:=[.B35]-[.C35]+([.D35]-[.E35])" office:value-type="float" office:value="1" calcext:value-type="float">
            <text:p>1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29" office:value-type="percentage" office:value="0.5" calcext:value-type="percentage">
            <text:p>5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35:.K35])" office:value-type="percentage" office:value="0.75" calcext:value-type="percentage">
            <text:p>75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2H51M00S" calcext:value-type="time">
            <text:p>12:51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6" table:formula="of:=SQRT(([.B36]-[.C36])^2/[.B36])" office:value-type="float" office:value="0" calcext:value-type="float">
            <text:p>0,00</text:p>
          </table:table-cell>
          <table:table-cell table:style-name="ce26" table:formula="of:=SQRT(([.D36]-[.E36])^2/[.D36])" office:value-type="float" office:value="0.5" calcext:value-type="float">
            <text:p>0,50</text:p>
          </table:table-cell>
          <table:table-cell table:style-name="ce26" table:formula="of:=SQRT(([.B36]-[.C36])^2/[.B36]+([.D36]-[.E36])^2/[.D36])" office:value-type="float" office:value="0.5" calcext:value-type="float">
            <text:p>0,50</text:p>
          </table:table-cell>
          <table:table-cell table:style-name="Default" table:formula="of:=[.B36]-[.C36]+([.D36]-[.E36])" office:value-type="float" office:value="1" calcext:value-type="float">
            <text:p>1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29" office:value-type="percentage" office:value="0.75" calcext:value-type="percentage">
            <text:p>75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36:.K36])" office:value-type="percentage" office:value="0.875" calcext:value-type="percentage">
            <text:p>87,5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1" office:value-type="time" office:time-value="PT12H56M00S" calcext:value-type="time">
            <text:p>12:56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Default" table:formula="of:=[.B37]-[.C37]+([.D37]-[.E37])" office:value-type="float" office:value="0" calcext:value-type="float">
            <text:p>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4" office:value-type="string" calcext:value-type="string">
            <text:p>ALL</text:p>
          </table:table-cell>
          <table:table-cell/>
          <table:table-cell table:style-name="ce31" table:formula="of:=AVERAGE([.J37:.K37])" office:value-type="percentage" office:value="1" calcext:value-type="percentage">
            <text:p>100,00%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22" office:value-type="string" calcext:value-type="string">
            <text:p>TOTALE</text:p>
          </table:table-cell>
          <table:table-cell table:style-name="ce22" table:formula="of:=SUM([.B3:.B37])" office:value-type="float" office:value="37" calcext:value-type="float">
            <text:p>37</text:p>
          </table:table-cell>
          <table:table-cell table:style-name="ce22" table:formula="of:=SUM([.C3:.C37])" office:value-type="float" office:value="31" calcext:value-type="float">
            <text:p>31</text:p>
          </table:table-cell>
          <table:table-cell table:style-name="ce22" table:formula="of:=SUM([.D3:.D37])" office:value-type="float" office:value="45" calcext:value-type="float">
            <text:p>45</text:p>
          </table:table-cell>
          <table:table-cell table:style-name="ce22" table:formula="of:=SUM([.E3:.E37])" office:value-type="float" office:value="39" calcext:value-type="float">
            <text:p>39</text:p>
          </table:table-cell>
          <table:table-cell table:style-name="ce26" table:formula="of:=AVERAGE([.F3:.F37])" office:value-type="float" office:value="0.188374222964262" calcext:value-type="float">
            <text:p>0,19</text:p>
          </table:table-cell>
          <table:table-cell table:style-name="ce26" table:formula="of:=AVERAGE([.G3:.G37])" office:value-type="float" office:value="0.0960407759392301" calcext:value-type="float">
            <text:p>0,10</text:p>
          </table:table-cell>
          <table:table-cell table:style-name="ce26" table:formula="of:=AVERAGE([.H3:.H37])" office:value-type="float" office:value="0.279061028504232" calcext:value-type="float">
            <text:p>0,28</text:p>
          </table:table-cell>
          <table:table-cell table:style-name="ce26" table:formula="of:=AVERAGE([.I3:.I37])" office:value-type="float" office:value="0.4" calcext:value-type="float">
            <text:p>0,40</text:p>
          </table:table-cell>
          <table:table-cell table:style-name="ce30" table:formula="of:=AVERAGE([.J3:.J37])" office:value-type="percentage" office:value="0.836191428571429" calcext:value-type="percentage">
            <text:p>83,62%</text:p>
          </table:table-cell>
          <table:table-cell table:style-name="ce30" table:formula="of:=AVERAGE([.K3:.K37])" office:value-type="percentage" office:value="0.944285714285714" calcext:value-type="percentage">
            <text:p>94,43%</text:p>
          </table:table-cell>
          <table:table-cell table:number-columns-repeated="4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0" office:value-type="string" calcext:value-type="string">
            <text:p>Old RMSE</text:p>
          </table:table-cell>
          <table:table-cell table:style-name="ce20" office:value-type="string" calcext:value-type="string">
            <text:p>Old MA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 office:value-type="float" office:value="0.71" calcext:value-type="float">
            <text:p>0,71</text:p>
          </table:table-cell>
          <table:table-cell table:style-name="ce24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 office:value-type="float" office:value="0.71" calcext:value-type="float">
            <text:p>0,71</text:p>
          </table:table-cell>
          <table:table-cell table:style-name="ce24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 office:value-type="float" office:value="0.71" calcext:value-type="float">
            <text:p>0,71</text:p>
          </table:table-cell>
          <table:table-cell table:style-name="ce24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 office:value-type="float" office:value="1.41" calcext:value-type="float">
            <text:p>1,4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 office:value-type="float" office:value="0.71" calcext:value-type="float">
            <text:p>0,71</text:p>
          </table:table-cell>
          <table:table-cell table:style-name="ce24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 office:value-type="float" office:value="0.71" calcext:value-type="float">
            <text:p>0,71</text:p>
          </table:table-cell>
          <table:table-cell table:style-name="ce24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Media</text:p>
          </table:table-cell>
          <table:table-cell table:style-name="ce27" table:formula="of:=AVERAGE([.H41:.H75])" office:value-type="float" office:value="0.28" calcext:value-type="float">
            <text:p>0,28</text:p>
          </table:table-cell>
          <table:table-cell table:style-name="ce27" table:formula="of:=AVERAGE([.I41:.I75])" office:value-type="float" office:value="0.214285714285714" calcext:value-type="float">
            <text:p>0,21</text:p>
          </table:table-cell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glio1.O3:Foglio1.O37">
            <calcext:condition calcext:apply-style-name="Very Bad" calcext:value="&lt;=0.5" calcext:base-cell-address="Foglio1.O3"/>
            <calcext:condition calcext:apply-style-name="Benino" calcext:value="between(0.5,0.7)" calcext:base-cell-address="Foglio1.O3"/>
            <calcext:condition calcext:apply-style-name="Pretty Good" calcext:value="between(0.7000000001,0.85)" calcext:base-cell-address="Foglio1.O3"/>
            <calcext:condition calcext:apply-style-name="Excellent" calcext:value="between(0.85,1)" calcext:base-cell-address="Foglio1.O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4"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ery_20_Bad" style:display-name="Very Bad" style:family="table-cell" style:parent-style-name="Default">
      <style:table-cell-properties fo:background-color="#ed1c24"/>
    </style:style>
    <style:style style:name="Benino" style:family="table-cell" style:parent-style-name="Default">
      <style:table-cell-properties fo:background-color="#fdc578"/>
    </style:style>
    <style:style style:name="Pretty_20_Good" style:display-name="Pretty Good" style:family="table-cell" style:parent-style-name="Default">
      <style:table-cell-properties fo:background-color="#add58a"/>
    </style:style>
    <style:style style:name="Excellent" style:family="table-cell" style:parent-style-name="Default">
      <style:table-cell-properties fo:background-color="#72bf4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4:50:14.16783987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34:21.515104199</meta:creation-date>
    <dc:date>2018-10-04T15:00:38.125024576</dc:date>
    <meta:editing-duration>PT35M41S</meta:editing-duration>
    <meta:editing-cycles>2</meta:editing-cycles>
    <meta:generator>LibreOffice/6.0.6.2$Linux_X86_64 LibreOffice_project/00m0$Build-2</meta:generator>
    <meta:document-statistic meta:table-count="1" meta:cell-count="593" meta:object-count="0"/>
  </office:meta>
</office:document-meta>
</file>